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bold"/>
    </style:style>
    <style:style style:name="P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fo:letter-spacing="normal"/>
    </style:style>
    <style:style style:name="P4" style:family="paragraph" style:parent-style-name="Text_20_body">
      <style:paragraph-properties fo:margin-left="0.25in" fo:margin-right="0in" fo:margin-top="0in" fo:margin-bottom="0in" style:contextual-spacing="false" fo:text-indent="0in" style:auto-text-indent="false"/>
    </style:style>
    <style:style style:name="P5"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normal"/>
    </style:style>
    <style:style style:name="P6"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fo:letter-spacing="normal"/>
    </style:style>
    <style:style style:name="P7" style:family="paragraph" style:parent-style-name="Text_20_body">
      <style:paragraph-properties fo:margin-left="0.5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normal"/>
    </style:style>
    <style:style style:name="P8" style:family="paragraph" style:parent-style-name="Text_20_body">
      <style:paragraph-properties fo:margin-left="0.5in" fo:margin-right="0in" fo:margin-top="0in" fo:margin-bottom="0in" style:contextual-spacing="false" fo:text-indent="0in" style:auto-text-indent="false"/>
      <style:text-properties fo:font-variant="normal" fo:text-transform="none" fo:color="#000000" fo:letter-spacing="normal"/>
    </style:style>
    <style:style style:name="P9" style:family="paragraph" style:parent-style-name="Text_20_body">
      <style:paragraph-properties fo:margin-left="0.75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normal"/>
    </style:style>
    <style:style style:name="P10" style:family="paragraph" style:parent-style-name="Text_20_body">
      <style:paragraph-properties fo:margin-left="0.75in" fo:margin-right="0in" fo:margin-top="0in" fo:margin-bottom="0in" style:contextual-spacing="false" fo:text-indent="0in" style:auto-text-indent="false"/>
      <style:text-properties fo:font-variant="normal" fo:text-transform="none" fo:color="#000000" fo:letter-spacing="normal"/>
    </style:style>
    <style:style style:name="P11" style:family="paragraph" style:parent-style-name="Heading_20_2">
      <style:text-properties fo:font-variant="normal" fo:text-transform="none" fo:color="#000000" style:font-name="Times New Roman" fo:font-size="18pt" fo:letter-spacing="normal" fo:font-style="normal" fo:font-weight="bold"/>
    </style:style>
    <style:style style:name="T1" style:family="text">
      <style:text-properties fo:font-size="11pt"/>
    </style:style>
    <style:style style:name="T2" style:family="text">
      <style:text-properties fo:font-size="11pt" fo:font-weight="bold"/>
    </style:style>
    <style:style style:name="T3" style:family="text">
      <style:text-properties fo:font-size="11pt" officeooo:rsid="0008bd0e"/>
    </style:style>
    <style:style style:name="T4" style:family="text">
      <style:text-properties fo:font-variant="normal" fo:text-transform="none" fo:color="#000000" style:font-name="Times New Roman" fo:font-size="11pt" fo:letter-spacing="normal" fo:font-style="normal" fo:font-weight="normal"/>
    </style:style>
    <style:style style:name="T5" style:family="text">
      <style:text-properties fo:font-variant="normal" fo:text-transform="none" fo:color="#000000" style:font-name="Times New Roman" fo:font-size="11pt" fo:letter-spacing="normal" fo:font-style="normal" fo:font-weight="bold"/>
    </style:style>
    <style:style style:name="T6" style:family="text">
      <style:text-properties style:font-name="Times New Roman" fo:font-size="11pt" fo:font-style="normal" fo:font-weight="normal"/>
    </style:style>
    <style:style style:name="T7" style:family="text">
      <style:text-properties style:font-name="Times New Roman" fo:font-size="11pt" fo:font-style="normal" fo:font-weight="normal" officeooo:rsid="0008bd0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Assignment 1</text:h>
      <text:p text:style-name="P1">SE Introduction &amp; Software Processes</text:p>
      <text:p text:style-name="P3"><text:span text:style-name="T6">Total – 50 pts.</text:span></text:p>
      <text:p text:style-name="P3"><text:span text:style-name="T6"/></text:p>
      <text:p text:style-name="P6"><text:span text:style-name="T6">1. (3 pts.) Give an example of a project that would require software engineering principles rather than just the knowledge of Computer Science. Explain why?</text:span></text:p>
      <text:p text:style-name="P6"><text:span text:style-name="T6"/></text:p>
      <text:p text:style-name="P6"><text:span text:style-name="T6">2. (3 pts.) For generic software that is sold to a wide market, it is estimated that the system testing costs is more than 50% of the total development costs. Explain? Why is this not the case for custom software?</text:span></text:p>
      <text:p text:style-name="P6"><text:span text:style-name="T6"/></text:p>
      <text:p text:style-name="P6"><text:span text:style-name="T6">3. (3 pts.) List at least three ACM/IEEE code of ethics (complete sentences, please).</text:span></text:p>
      <text:p text:style-name="P6"><text:span text:style-name="T6"/></text:p>
      <text:p text:style-name="P5"><text:span text:style-name="T1">4. (5 pts.) Consider the following activity diagram. The arrows (which are missing) go downward from top to bottom.</text:span></text:p>
      <text:p text:style-name="P6"><draw:frame draw:style-name="fr1" draw:name="Image1" text:anchor-type="as-char" svg:width="3.8362in" svg:height="2.9535in" draw:z-index="0"><draw:image xlink:href="../../../../Desktop/481W/images/assignment1_image1.jpg" xlink:type="simple" xlink:show="embed" xlink:actuate="onLoad" draw:filter-name="&lt;All formats&gt;"/></draw:frame></text:p>
      <text:p text:style-name="P2">Provide the following for this diagram:</text:p>
      <text:p text:style-name="P7"><text:span text:style-name="T1">a) the critical path</text:span></text:p>
      <text:p text:style-name="P7"><text:span text:style-name="T1">b) </text:span><text:span text:style-name="T3">t</text:span><text:span text:style-name="T1">he minimum amount of time it will take to complete the project</text:span></text:p>
      <text:p text:style-name="P7"><text:span text:style-name="T1">c) </text:span><text:span text:style-name="T3">t</text:span><text:span text:style-name="T1">he real time for activity K</text:span></text:p>
      <text:p text:style-name="P7"><text:span text:style-name="T1">d</text:span><text:span text:style-name="T3">) </text:span><text:span text:style-name="T1">the slack time for activity L</text:span></text:p>
      <text:p text:style-name="P8"><text:span text:style-name="T6">e) the predecessors of activity G</text:span></text:p>
      <text:p text:style-name="P8"><text:span text:style-name="T6"/></text:p>
      <text:p text:style-name="P5"><text:span text:style-name="T1">5. (4 pts.) Pick three out of eleven McCall’s quality factors and briefly explain what they are. Pick the three that you think are most appropriate for your class project and discuss why they might be important to the project and to your client.</text:span></text:p>
      <text:p text:style-name="P5"><text:span text:style-name="T1"/></text:p>
      <text:p text:style-name="P5"><text:span text:style-name="T1">6. (4 pts.) Pick two out of the top ten risk factors from chapter 8 that may affect your class project.</text:span></text:p>
      <text:p text:style-name="P9"><text:span text:style-name="T1">a. Explain briefly why you believe that these are risks to your project.</text:span></text:p>
      <text:p text:style-name="P9"><text:span text:style-name="T1">b. </text:span><text:span text:style-name="T3">I</text:span><text:span text:style-name="T1">f you were asked to calculate the risk exposure for these risks what measurement would you use </text:span><text:soft-page-break/><text:span text:style-name="T1">to represent the effects of these risks.</text:span></text:p>
      <text:p text:style-name="P10"><text:span text:style-name="T6">c. Calculate the risk exposure for these risks. Make appropriate assumptions.</text:span></text:p>
      <text:p text:style-name="P10"><text:span text:style-name="T6"/></text:p>
      <text:p text:style-name="P6"><text:span text:style-name="T6">7. (4 pts.) Mention three different approaches to modify the waterfall process model to address its weaknesses. How do these variations help the model?</text:span></text:p>
      <text:p text:style-name="P6"><text:span text:style-name="T6"/></text:p>
      <text:p text:style-name="P5"><text:span text:style-name="T1">8. (6 pts.) Differentiate between incremental and iterative (evolutionary) process models. Considering your semester project, discuss:</text:span></text:p>
      <text:p text:style-name="P9"><text:span text:style-name="T1">a. at least three different increments you will be developing, if you were using the incremental process model</text:span></text:p>
      <text:p text:style-name="P10"><text:span text:style-name="T6">b. </text:span><text:span text:style-name="T7">a</text:span><text:span text:style-name="T6">t least three different iterations you will be developing, if you were using the iterative process model.</text:span></text:p>
      <text:p text:style-name="P10"><text:span text:style-name="T6"/></text:p>
      <text:p text:style-name="P5"><text:span text:style-name="T1">9. </text:span><text:span text:style-name="T3">(</text:span><text:span text:style-name="T1">5 pts.) Which process model is appropriate for each of the following software development projects. Explain briefly.</text:span></text:p>
      <text:p text:style-name="P9"><text:span text:style-name="T1">a. Loan processing module for a bank’s customer relationship management system.</text:span></text:p>
      <text:p text:style-name="P9"><text:span text:style-name="T1">b. Patient registration system for a hospital’s emergency room.</text:span></text:p>
      <text:p text:style-name="P9"><text:span text:style-name="T1">c. An embedded system in a children’s hand-held game.</text:span></text:p>
      <text:p text:style-name="P10"><text:span text:style-name="T6">d. An iPhone application that will control the thermostat in your home.</text:span></text:p>
      <text:p text:style-name="P10"><text:span text:style-name="T6"/></text:p>
      <text:p text:style-name="P6"><text:span text:style-name="T6">10. (2 pts.) If you were allowed to create a hybrid model, which two or more models would you combine and why? Pick any one system from question 9 to make an argument.</text:span></text:p>
      <text:p text:style-name="P6"><text:span text:style-name="T6"/></text:p>
      <text:p text:style-name="P6"><text:span text:style-name="T6">11. (2 pts.) Explain why programs that are developed using evolutionary development are likely to be difficult to maintain?</text:span></text:p>
      <text:p text:style-name="P6"><text:span text:style-name="T6"/></text:p>
      <text:p text:style-name="P6"><text:span text:style-name="T6">12. (2 pts.) What are SE methods? Provide an example.</text:span></text:p>
      <text:p text:style-name="P6"><text:span text:style-name="T6"/></text:p>
      <text:p text:style-name="P6"><text:span text:style-name="T6">13. (2 pts.) What are SE tools? Provide an example.</text:span></text:p>
      <text:p text:style-name="P6"><text:span text:style-name="T6"/></text:p>
      <text:p text:style-name="P4"><text:span text:style-name="T4">14. (5 pts.) </text:span><text:span text:style-name="T5">Scrum </text:span><text:span text:style-name="T4">is an agile methodology. Research this topic and provide a detailed description of this methodology. Make sure you address the following: how it is unique and different from the other software development methods, its principles/characteristics, its strengths and weaknes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1:58:08.997253000</meta:creation-date>
    <dc:date>2015-01-20T12:19:46.010876000</dc:date>
    <meta:editing-duration>PT6M34S</meta:editing-duration>
    <meta:editing-cycles>1</meta:editing-cycles>
    <meta:document-statistic meta:table-count="0" meta:image-count="1" meta:object-count="0" meta:page-count="2" meta:paragraph-count="33" meta:word-count="515" meta:character-count="3067" meta:non-whitespace-character-count="2583"/>
    <meta:generator>LibreOffice/4.2.8.2$MacOSX_x86 LibreOffice_project/48d50dbfc06349262c9d50868e5c1f630a573ebd</meta:generator>
  </office:meta>
</office:document-meta>
</file>